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80000018DF0C5D999BE937079.jpg" manifest:media-type="image/jpeg"/>
  <manifest:file-entry manifest:full-path="Pictures/10000000000001180000018D2F49153D34459909.jpg" manifest:media-type="image/jpeg"/>
  <manifest:file-entry manifest:full-path="Pictures/10000000000001180000018D55FA1A630708CFCE.jpg" manifest:media-type="image/jpeg"/>
  <manifest:file-entry manifest:full-path="Pictures/10000000000001180000018D415D16EC3EAE61B8.jpg" manifest:media-type="image/jpeg"/>
  <manifest:file-entry manifest:full-path="Pictures/10000000000001180000018D2EF755FEB6732B52.jpg" manifest:media-type="image/jpeg"/>
  <manifest:file-entry manifest:full-path="Pictures/10000000000001180000018D1DBAD39A6DED9307.jpg" manifest:media-type="image/jpeg"/>
  <manifest:file-entry manifest:full-path="Pictures/10000000000001180000018D6044093A9B25EF2E.jpg" manifest:media-type="image/jpeg"/>
  <manifest:file-entry manifest:full-path="Pictures/10000000000001180000018D76A640925DED13D8.jpg" manifest:media-type="image/jpeg"/>
  <manifest:file-entry manifest:full-path="Pictures/10000000000001180000018D88D9A85E7BF1BC15.jpg" manifest:media-type="image/jpeg"/>
  <manifest:file-entry manifest:full-path="Pictures/10000000000001180000018D06E46A7CA3C7C4F0.jpg" manifest:media-type="image/jpeg"/>
  <manifest:file-entry manifest:full-path="Pictures/10000000000001180000018D2940781A0EED3067.jpg" manifest:media-type="image/jpeg"/>
  <manifest:file-entry manifest:full-path="Pictures/10000000000001180000018D74E0B694A09A2D74.jpg" manifest:media-type="image/jpeg"/>
  <manifest:file-entry manifest:full-path="Pictures/10000000000001180000018DE4F6510FEB7ED2E7.jpg" manifest:media-type="image/jpeg"/>
  <manifest:file-entry manifest:full-path="Pictures/10000000000001180000018D93787F18FB152DCE.jpg" manifest:media-type="image/jpeg"/>
  <manifest:file-entry manifest:full-path="Pictures/10000000000001180000018D4BE9B861F97DEB1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407cm" svg:height="10.503cm" svg:x="0cm" svg:y="10.5cm">
          <draw:image xlink:href="Pictures/10000000000001180000018D2940781A0EED3067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svg:x="7.125cm" svg:y="10.5cm">
          <draw:image xlink:href="Pictures/10000000000001180000018D55FA1A630708CFCE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svg:x="15cm" svg:y="10.5cm">
          <draw:image xlink:href="Pictures/10000000000001180000018D415D16EC3EAE61B8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svg:x="22.293cm" svg:y="10.5cm">
          <draw:image xlink:href="Pictures/10000000000001180000018D2EF755FEB6732B52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7.406cm 10.502cm)">
          <draw:image xlink:href="Pictures/10000000000001180000018D1DBAD39A6DED9307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14.906cm 10.502cm)">
          <draw:image xlink:href="Pictures/10000000000001180000018D76A640925DED13D8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22.406cm 10.499cm)">
          <draw:image xlink:href="Pictures/10000000000001180000018D88D9A85E7BF1BC15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29.699cm 10.499cm)">
          <draw:image xlink:href="Pictures/10000000000001180000018D6044093A9B25EF2E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7.407cm" svg:height="10.503cm" svg:x="0cm" svg:y="10.497cm">
          <draw:image xlink:href="Pictures/10000000000001180000018D415D16EC3EAE61B8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svg:x="7.218cm" svg:y="10.5cm">
          <draw:image xlink:href="Pictures/10000000000001180000018D06E46A7CA3C7C4F0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svg:x="14.718cm" svg:y="10.497cm">
          <draw:image xlink:href="Pictures/10000000000001180000018D74E0B694A09A2D74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svg:x="22.293cm" svg:y="10.497cm">
          <draw:image xlink:href="Pictures/10000000000001180000018DE4F6510FEB7ED2E7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7.406cm 10.499cm)">
          <draw:image xlink:href="Pictures/10000000000001180000018D93787F18FB152DCE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29.699cm 10.502cm)">
          <draw:image xlink:href="Pictures/10000000000001180000018D4BE9B861F97DEB18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14.906cm 10.502cm)">
          <draw:image xlink:href="Pictures/10000000000001180000018D2F49153D34459909.jpg" xlink:type="simple" xlink:show="embed" xlink:actuate="onLoad" draw:mime-type="image/jpeg">
            <text:p/>
          </draw:image>
        </draw:frame>
        <draw:frame draw:style-name="gr1" draw:text-style-name="P1" draw:layer="layout" svg:width="7.407cm" svg:height="10.503cm" draw:transform="rotate (-3.14159265358979) translate (22.211cm 10.502cm)">
          <draw:image xlink:href="Pictures/10000000000001180000018DF0C5D999BE93707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Noël Macé</meta:initial-creator>
    <meta:creation-date>2021-06-30T02:45:59.097152482</meta:creation-date>
    <dc:date>2021-06-30T02:54:38.340767761</dc:date>
    <dc:creator>Noël Macé</dc:creator>
    <meta:editing-duration>PT8M16S</meta:editing-duration>
    <meta:editing-cycles>3</meta:editing-cycles>
    <meta:generator>LibreOffice/7.1.3.2$Linux_X86_64 LibreOffice_project/10$Build-2</meta:generator>
    <meta:document-statistic meta:object-count="16"/>
  </office:meta>
</office:document-meta>
</file>